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gr56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57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0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1" style:family="graphic" style:parent-style-name="measure">
      <style:graphic-properties fo:min-height="0.9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ed1c24"/>
      <style:paragraph-properties fo:text-align="center"/>
      <style:text-properties fo:font-weight="bold"/>
    </style:style>
    <style:style style:name="P28" style:family="paragraph"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2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83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5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5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5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5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5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5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5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6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0.883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5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5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5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6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6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6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87cm" svg:y="12.674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5cm" svg:y="12.6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39cm" svg:y="12.674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2.004cm" svg:y="10.873cm">
          <draw:text-box>
            <text:p>posicion=’B3’</text:p>
            <text:p>camino=’A1-A2-A3-B3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12.604cm" svg:y="14.074cm">
          <draw:text-box>
            <text:p>posicion=’B3’</text:p>
            <text:p>camino=’A1-A2-A3-B3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2.004cm" svg:y="24.074cm">
          <draw:text-box>
            <text:p>posicion=’B3’</text:p>
            <text:p>camino=’A1-A2-A3-B3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59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1" draw:layer="layout" svg:width="6.074cm" svg:height="1.21cm" svg:x="12.604cm" svg:y="27.275cm">
          <draw:text-box>
            <text:p>posicion=’B3’</text:p>
            <text:p>camino=’A1-A2-A3-B3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7" draw:layer="layout" svg:width="0.6cm" svg:height="0.6cm" svg:x="10.102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8.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0.75cm" svg:y="17.501cm">
          <draw:text-box>
            <text:p text:style-name="P28"><text:span text:style-name="T5">X</text:span></text:p>
          </draw:text-box>
        </draw:frame>
        <draw:frame draw:style-name="gr15" draw:text-style-name="P30" draw:layer="layout" svg:width="0.853cm" svg:height="0.839cm" svg:x="10.05cm" svg:y="18.901cm">
          <draw:text-box>
            <text:p text:style-name="P28"><text:span text:style-name="T11">X</text:span></text:p>
          </draw:text-box>
        </draw:frame>
        <draw:frame draw:style-name="gr15" draw:text-style-name="P29" draw:layer="layout" svg:width="0.853cm" svg:height="0.839cm" svg:x="10.751cm" svg:y="17.5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0.051cm" svg:y="17.5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0.751cm" svg:y="18.9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0.751cm" svg:y="18.2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9.351cm" svg:y="17.5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9.351cm" svg:y="18.902cm">
          <draw:text-box>
            <text:p text:style-name="P28"><text:span text:style-name="T5">X</text:span></text:p>
          </draw:text-box>
        </draw:frame>
        <draw:custom-shape draw:style-name="gr8" draw:text-style-name="P27" draw:layer="layout" svg:width="0.6cm" svg:height="0.6cm" svg:x="13.503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4.151cm" svg:y="17.501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4.152cm" svg:y="17.5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3.452cm" svg:y="17.502cm">
          <draw:text-box>
            <text:p text:style-name="P28"><text:span text:style-name="T5">X</text:span></text:p>
          </draw:text-box>
        </draw:frame>
        <draw:frame draw:style-name="gr15" draw:text-style-name="P29" draw:layer="layout" svg:width="0.853cm" svg:height="0.839cm" svg:x="14.152cm" svg:y="18.202cm">
          <draw:text-box>
            <text:p text:style-name="P28"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10T17:36:25.279000000</dc:date>
    <meta:editing-duration>PT12H33M16S</meta:editing-duration>
    <meta:editing-cycles>122</meta:editing-cycles>
    <meta:generator>LibreOffice/7.3.5.2$Windows_X86_64 LibreOffice_project/184fe81b8c8c30d8b5082578aee2fed2ea847c01</meta:generator>
    <meta:document-statistic meta:object-count="498"/>
  </office:meta>
</office:document-meta>
</file>